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Wrapper.getResourcePaths( String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InitParamet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log( Exception exception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log( String msg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Servl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